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14]" office:value-type="string" office:string-value="水無灯里">
            <text:p>水無灯里</text:p>
          </table:table-cell>
          <table:table-cell table:style-name="ce3" table:formula="of:=[.$C14]" office:value-type="string" office:string-value="水無灯里">
            <text:p>水無灯里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08X</text:p>
          </table:table-cell>
          <table:table-cell table:style-name="ce2" office:value-type="string">
            <text:p>#%108X</text:p>
          </table:table-cell>
          <table:table-cell table:style-name="ce2" office:value-type="string">
            <text:p>#%108X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too \(^o^)/</text:p>
          </table:table-cell>
          <table:table-cell table:style-name="ce2" office:value-type="string">
            <text:p>Random too \(^o^)/</text:p>
          </table:table-cell>
          <table:table-cell table:style-name="ce2" office:value-type="string">
            <text:p>Random too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3]" office:value-type="string" office:string-value="水無灯里">
            <text:p>水無灯里</text:p>
          </table:table-cell>
          <table:table-cell table:style-name="ce3" table:formula="of:=[.$C23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4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2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42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2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45]" office:value-type="string" office:string-value="market://search?q=pub:luzi82">
            <text:p>market://search?q=pub:luzi82</text:p>
          </table:table-cell>
          <table:table-cell table:style-name="Default" table:formula="of:=[.$C45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49]" office:value-type="string" office:string-value="luzi82@gmail.com">
            <text:p>luzi82@gmail.com</text:p>
          </table:table-cell>
          <table:table-cell table:formula="of:=[.D49]" office:value-type="string" office:string-value="luzi82@gmail.com">
            <text:p>luzi82@gmail.com</text:p>
          </table:table-cell>
          <table:table-cell table:formula="of:=[.E49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49]" office:value-type="string" office:string-value="luzi82@gmail.com">
            <text:p>luzi82@gmail.com</text:p>
          </table:table-cell>
          <table:table-cell table:formula="of:=[.$C49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lation&quot;" office:value-type="string" office:string-value="http://wiki.github.com/luzi82/Random-pixel-Live-wallpaper/tranlation">
            <text:p>http://wiki.github.com/luzi82/Random-pixel-Live-wallpaper/tranlation</text:p>
          </table:table-cell>
          <table:table-cell table:formula="of:=[.$C54]" office:value-type="string" office:string-value="http://wiki.github.com/luzi82/Random-pixel-Live-wallpaper/tranlation">
            <text:p>http://wiki.github.com/luzi82/Random-pixel-Live-wallpaper/tranlation</text:p>
          </table:table-cell>
          <table:table-cell table:formula="of:=[.$C54]" office:value-type="string" office:string-value="http://wiki.github.com/luzi82/Random-pixel-Live-wallpaper/tranlation">
            <text:p>http://wiki.github.com/luzi82/Random-pixel-Live-wallpaper/tran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58]" office:value-type="string" office:string-value="http://www.luzi82.com/~luzi82/xlsg/">
            <text:p>http://www.luzi82.com/~luzi82/xlsg/</text:p>
          </table:table-cell>
          <table:table-cell table:formula="of:=[.$C58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6550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7/03/2010</text:date>, <text:time>13:13:5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3-27T13:13:54</dc:date>
    <meta:editing-duration>PT08H24M30S</meta:editing-duration>
    <meta:editing-cycles>70</meta:editing-cycles>
    <meta:generator>OpenOffice.org/3.1$Unix OpenOffice.org_project/310m19$Build-9420</meta:generator>
    <dc:creator>luzi82 </dc:creator>
    <meta:document-statistic meta:table-count="3" meta:cell-count="156" meta:object-count="0"/>
  </office:meta>
</office:document-meta>
</file>